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ent-style-name="Heading_20_3" style:master-page-name="">
      <style:paragraph-properties style:page-number="auto" fo:break-before="pag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4.03.2022 23:14:52&#13;&#13;__ Compilation of the extension &quot;For all users&quot; __&#13;&#13;&#13;Extension package created : yw-cnv-Ls-0.99.0.oxt&#13;Update file created : yw-cnv-Ls.update.xml&#13;&#13;24.03.2022 23:14: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57297786241533743"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349833202828817788" text:style-name="L2">
        <text:list-item>
          <text:p text:style-name="P44">Version 2.1.2 :</text:p>
        </text:list-item>
      </text:list>
      <text:list xml:id="list4704012827515907458" text:style-name="L3">
        <text:list-item>
          <text:list>
            <text:list-item>
              <text:p text:style-name="P45">Localized help : resolved non-functional hyperlink due to API incompatibility introduced by Apache OpenOffice 4.1 (and LibreOffice 4.0).</text:p>
            </text:list-item>
          </text:list>
        </text:list-item>
      </text:list>
      <text:list xml:id="list43391075" text:continue-list="list3349833202828817788" text:style-name="L2">
        <text:list-item>
          <text:p text:style-name="P44">Version 2.1.1 :</text:p>
        </text:list-item>
      </text:list>
      <text:list xml:id="list8615521792903516175"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3383274" text:continue-list="list43391075" text:style-name="L2">
        <text:list-item>
          <text:p text:style-name="P44">Version 2.1.0 :</text:p>
        </text:list-item>
      </text:list>
      <text:list xml:id="list2860481792208977956"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3379668" text:continue-list="list43383274" text:style-name="L2">
        <text:list-item>
          <text:p text:style-name="P44">Version 2.0.0 :</text:p>
        </text:list-item>
      </text:list>
      <text:list xml:id="list2945021234758676134"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3391942" text:continue-list="list43379668" text:style-name="L2">
        <text:list-item>
          <text:p text:style-name="P44">Version 1.5.3 :</text:p>
        </text:list-item>
      </text:list>
      <text:list xml:id="list5523034458623516484"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4809575556386393"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735826615524031152"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961457305079723454"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80585147215726567"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028636226428792042"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91839168476276903"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610240374323140586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53838588812540339"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22026028715465100"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83143571084722112" text:style-name="L17">
        <text:list-item>
          <text:p text:style-name="P59">Arg1 : <text:span text:style-name="InstructionMacro">String</text:span> : mandatory, type of control used for the button</text:p>
        </text:list-item>
      </text:list>
      <text:list xml:id="list9101947888201323154"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948851109893468495"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537305894396506507"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909285616049328942"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241911243426547443"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751482162640438291"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185948862419222498"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62994385083136216"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65529712418013674"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58313732670962085"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964463888643440233"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645807845251251162"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350685056409795419"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22818293312403047"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129414477156764806"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057719145718971338"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870190704273283851"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7040055806599187089"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180016552041761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56683553646549987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6623501966095869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4337650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19638906039571592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047282048836990809"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345197278830408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9</dc:date>
     <text:p>internal</text:p>
     <text:p>Page2</text:p>
     <text:p/>
    </office:annotation>Paragraph styles</text:p>
      <text:p text:style-name="P28"><office:annotation>
     <dc:creator>BM</dc:creator>
     <dc:date>2008-03-13T00:00:00.19</dc:date>
     <text:p>internal</text:p>
     <text:p>Page7</text:p>
     <text:p/>
    </office:annotation>Hyperlinks</text:p>
      <text:p text:style-name="hlp_5f_paragraph"><text:span text:style-name="T14"><office:annotation>
      <dc:creator>BM</dc:creator>
      <dc:date>2008-03-13T00:00:00.19</dc:date>
      <text:p>internal</text:p>
      <text:p>Page3</text:p>
      <text:p/>
     </office:annotation></text:span><text:span text:style-name="T14">Text formatting</text:span></text:p>
      <text:p text:style-name="P28"><office:annotation>
     <dc:creator>BM</dc:creator>
     <dc:date>2008-03-26T00:00:00.1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9</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0</dc:date>
     <text:p>external</text:p>
     <text:p>text/swriter/main0210.xhp</text:p>
     <text:p/>
    </office:annotation><text:span text:style-name="T14">Preview topic</text:span> </text:p>
      <text:p text:style-name="hlp_5f_paragraph">This hyperlink displays <text:s/><office:annotation>
     <dc:creator>BM</dc:creator>
     <dc:date>2008-03-15T00:00:00.2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396428" text:continue-list="list7180016552041761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385407" text:continue-list="list4337650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21</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21</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43380819" text:continue-list="list4339642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43394761" text:continue-list="list43385407"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4337946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4337926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Notes chapters", "en")
				           endTitles
				           setURL("Python", "yw-cnv/cnvyw.py", "get_notes")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endMergeItems      
      
    endMergeInstruction

    beginMergeInstruction("Writer")
      	setMergePoint(".uno:FormatMenu\.uno:PageDialog", "AddAfter", "AddLast") 

      	beginMergeItems
      
        	addSeparator
        	
			beginCommand
	            beginTitles
			 	    setTitle("Indent paragraphs that start with '&gt; '", "en")
			        setTitle("Absätze einrücken, die mit '&gt; ' beginnen", "de")
	            endTitles
	    			setURL("Python", "yw-cnv/cnvyw.py", "indent_paragraphs")
			endCommand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Notes chapters", "en")
	            endTitles
	            setURL("Python", "yw-cnv/cnvyw.py", "get_notes")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